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a343" officeooo:paragraph-rsid="0009a343"/>
    </style:style>
    <style:style style:name="P2" style:family="paragraph" style:parent-style-name="Standard">
      <style:text-properties officeooo:rsid="0009a343" officeooo:paragraph-rsid="001403fa"/>
    </style:style>
    <style:style style:name="P3" style:family="paragraph" style:parent-style-name="Standard">
      <style:text-properties officeooo:rsid="0009a343" officeooo:paragraph-rsid="00366218"/>
    </style:style>
    <style:style style:name="P4" style:family="paragraph" style:parent-style-name="Standard">
      <style:text-properties fo:font-weight="bold" officeooo:rsid="0009a343" officeooo:paragraph-rsid="0009a343" style:font-weight-asian="bold" style:font-weight-complex="bold"/>
    </style:style>
    <style:style style:name="P5" style:family="paragraph" style:parent-style-name="Standard">
      <style:text-properties fo:font-weight="bold" officeooo:rsid="00154635" officeooo:paragraph-rsid="00154635" style:font-weight-asian="bold" style:font-weight-complex="bold"/>
    </style:style>
    <style:style style:name="P6" style:family="paragraph" style:parent-style-name="Standard">
      <style:text-properties fo:font-weight="bold" officeooo:rsid="001aed6b" officeooo:paragraph-rsid="001aed6b" style:font-weight-asian="bold" style:font-weight-complex="bold"/>
    </style:style>
    <style:style style:name="P7" style:family="paragraph" style:parent-style-name="Standard">
      <style:text-properties fo:font-weight="bold" officeooo:rsid="001f971d" officeooo:paragraph-rsid="001f971d" style:font-weight-asian="bold" style:font-weight-complex="bold"/>
    </style:style>
    <style:style style:name="P8" style:family="paragraph" style:parent-style-name="Standard">
      <style:text-properties fo:font-weight="bold" officeooo:rsid="001f971d" officeooo:paragraph-rsid="002d5213" style:font-weight-asian="bold" style:font-weight-complex="bold"/>
    </style:style>
    <style:style style:name="P9" style:family="paragraph" style:parent-style-name="Standard">
      <style:text-properties fo:font-weight="bold" officeooo:rsid="00296a4b" officeooo:paragraph-rsid="00296a4b" style:font-weight-asian="bold" style:font-weight-complex="bold"/>
    </style:style>
    <style:style style:name="P10" style:family="paragraph" style:parent-style-name="Standard">
      <style:text-properties fo:font-weight="bold" officeooo:rsid="002b96f0" officeooo:paragraph-rsid="002b96f0" style:font-weight-asian="bold" style:font-weight-complex="bold"/>
    </style:style>
    <style:style style:name="P11" style:family="paragraph" style:parent-style-name="Standard">
      <style:text-properties fo:font-weight="bold" officeooo:rsid="00244417" officeooo:paragraph-rsid="00244417" style:font-weight-asian="bold" style:font-weight-complex="bold"/>
    </style:style>
    <style:style style:name="P12" style:family="paragraph" style:parent-style-name="Standard">
      <style:text-properties fo:font-weight="bold" officeooo:rsid="00322605" officeooo:paragraph-rsid="00322605" style:font-weight-asian="bold" style:font-weight-complex="bold"/>
    </style:style>
    <style:style style:name="P13" style:family="paragraph" style:parent-style-name="Standard">
      <style:text-properties fo:font-weight="bold" officeooo:rsid="0033eafa" officeooo:paragraph-rsid="0033eafa" style:font-weight-asian="bold" style:font-weight-complex="bold"/>
    </style:style>
    <style:style style:name="P14" style:family="paragraph" style:parent-style-name="Standard">
      <style:text-properties fo:font-size="14pt" fo:font-weight="bold" officeooo:rsid="0009a343" officeooo:paragraph-rsid="0009a343" style:font-size-asian="14pt" style:font-weight-asian="bold" style:font-size-complex="14pt" style:font-weight-complex="bold"/>
    </style:style>
    <style:style style:name="P15" style:family="paragraph" style:parent-style-name="Standard">
      <style:text-properties fo:font-size="12pt" fo:font-weight="bold" officeooo:rsid="0009a343" officeooo:paragraph-rsid="0009a343" style:font-size-asian="12pt" style:font-weight-asian="bold" style:font-size-complex="12pt" style:font-weight-complex="bold"/>
    </style:style>
    <style:style style:name="P16" style:family="paragraph" style:parent-style-name="Standard">
      <style:text-properties fo:font-size="12pt" fo:font-weight="bold" officeooo:rsid="000b401c" officeooo:paragraph-rsid="000b401c" style:font-size-asian="12pt" style:font-weight-asian="bold" style:font-size-complex="12pt" style:font-weight-complex="bold"/>
    </style:style>
    <style:style style:name="P17" style:family="paragraph" style:parent-style-name="Standard">
      <style:text-properties fo:font-size="12pt" fo:font-weight="bold" officeooo:rsid="001403fa" officeooo:paragraph-rsid="001403fa" style:font-size-asian="12pt" style:font-weight-asian="bold" style:font-size-complex="12pt" style:font-weight-complex="bold"/>
    </style:style>
    <style:style style:name="P18" style:family="paragraph" style:parent-style-name="Standard">
      <style:text-properties fo:font-size="12pt" fo:font-weight="bold" officeooo:rsid="00154635" officeooo:paragraph-rsid="00154635" style:font-size-asian="12pt" style:font-weight-asian="bold" style:font-size-complex="12pt" style:font-weight-complex="bold"/>
    </style:style>
    <style:style style:name="P19" style:family="paragraph" style:parent-style-name="Standard">
      <style:text-properties fo:font-size="12pt" fo:font-weight="normal" officeooo:rsid="0009a343" officeooo:paragraph-rsid="0009a343" style:font-size-asian="12pt" style:font-weight-asian="normal" style:font-size-complex="12pt" style:font-weight-complex="normal"/>
    </style:style>
    <style:style style:name="P20" style:family="paragraph" style:parent-style-name="Standard">
      <style:text-properties fo:font-size="12pt" fo:font-weight="normal" officeooo:rsid="000b401c" officeooo:paragraph-rsid="000b401c" style:font-size-asian="12pt" style:font-weight-asian="normal" style:font-size-complex="12pt" style:font-weight-complex="normal"/>
    </style:style>
    <style:style style:name="P21" style:family="paragraph" style:parent-style-name="Standard">
      <style:text-properties fo:font-size="12pt" fo:font-weight="normal" officeooo:rsid="000b401c" officeooo:paragraph-rsid="004df5f6" style:font-size-asian="12pt" style:font-weight-asian="normal" style:font-size-complex="12pt" style:font-weight-complex="normal"/>
    </style:style>
    <style:style style:name="P22" style:family="paragraph" style:parent-style-name="Standard">
      <style:text-properties fo:font-size="12pt" fo:font-weight="normal" officeooo:rsid="001058c1" officeooo:paragraph-rsid="001058c1" style:font-size-asian="12pt" style:font-weight-asian="normal" style:font-size-complex="12pt" style:font-weight-complex="normal"/>
    </style:style>
    <style:style style:name="P23" style:family="paragraph" style:parent-style-name="Standard">
      <style:text-properties fo:font-size="12pt" fo:font-weight="normal" officeooo:rsid="001403fa" officeooo:paragraph-rsid="001403fa" style:font-size-asian="12pt" style:font-weight-asian="normal" style:font-size-complex="12pt" style:font-weight-complex="normal"/>
    </style:style>
    <style:style style:name="P24" style:family="paragraph" style:parent-style-name="Standard">
      <style:text-properties fo:font-size="12pt" fo:font-weight="normal" officeooo:rsid="00154635" officeooo:paragraph-rsid="00154635" style:font-size-asian="12pt" style:font-weight-asian="normal" style:font-size-complex="12pt" style:font-weight-complex="normal"/>
    </style:style>
    <style:style style:name="P25" style:family="paragraph" style:parent-style-name="Standard">
      <style:text-properties fo:font-size="12pt" fo:font-weight="normal" officeooo:rsid="00154635" officeooo:paragraph-rsid="00166ea7" style:font-size-asian="12pt" style:font-weight-asian="normal" style:font-size-complex="12pt" style:font-weight-complex="normal"/>
    </style:style>
    <style:style style:name="P26" style:family="paragraph" style:parent-style-name="Standard">
      <style:text-properties fo:font-size="12pt" fo:font-weight="normal" officeooo:rsid="00164886" officeooo:paragraph-rsid="00164886" style:font-size-asian="12pt" style:font-weight-asian="normal" style:font-size-complex="12pt" style:font-weight-complex="normal"/>
    </style:style>
    <style:style style:name="P27" style:family="paragraph" style:parent-style-name="Standard">
      <style:text-properties fo:font-size="12pt" fo:font-weight="normal" officeooo:rsid="0016f817" officeooo:paragraph-rsid="0016f817" style:font-size-asian="12pt" style:font-weight-asian="normal" style:font-size-complex="12pt" style:font-weight-complex="normal"/>
    </style:style>
    <style:style style:name="P28" style:family="paragraph" style:parent-style-name="Standard">
      <style:text-properties fo:font-size="12pt" fo:font-weight="normal" officeooo:rsid="0017598a" officeooo:paragraph-rsid="0017598a" style:font-size-asian="12pt" style:font-weight-asian="normal" style:font-size-complex="12pt" style:font-weight-complex="normal"/>
    </style:style>
    <style:style style:name="P29" style:family="paragraph" style:parent-style-name="Standard">
      <style:text-properties fo:font-size="12pt" fo:font-weight="normal" officeooo:rsid="003e065d" officeooo:paragraph-rsid="003e065d" style:font-size-asian="12pt" style:font-weight-asian="normal" style:font-size-complex="12pt" style:font-weight-complex="normal"/>
    </style:style>
    <style:style style:name="P30" style:family="paragraph" style:parent-style-name="Standard">
      <style:text-properties fo:font-size="12pt" fo:font-weight="normal" officeooo:rsid="003e065d" officeooo:paragraph-rsid="003ea2a0" style:font-size-asian="12pt" style:font-weight-asian="normal" style:font-size-complex="12pt" style:font-weight-complex="normal"/>
    </style:style>
    <style:style style:name="P31" style:family="paragraph" style:parent-style-name="Standard">
      <style:text-properties fo:font-size="12pt" fo:font-weight="normal" officeooo:rsid="00402930" officeooo:paragraph-rsid="00402930" style:font-size-asian="12pt" style:font-weight-asian="normal" style:font-size-complex="12pt" style:font-weight-complex="normal"/>
    </style:style>
    <style:style style:name="P32" style:family="paragraph" style:parent-style-name="Standard">
      <style:text-properties fo:font-size="12pt" fo:font-weight="normal" officeooo:rsid="0041aad7" officeooo:paragraph-rsid="0041cbbc" style:font-size-asian="12pt" style:font-weight-asian="normal" style:font-size-complex="12pt" style:font-weight-complex="normal"/>
    </style:style>
    <style:style style:name="P33" style:family="paragraph" style:parent-style-name="Standard">
      <style:text-properties fo:font-size="12pt" fo:font-weight="normal" officeooo:rsid="003d70b5" officeooo:paragraph-rsid="005669e0" style:font-size-asian="12pt" style:font-weight-asian="normal" style:font-size-complex="12pt" style:font-weight-complex="normal"/>
    </style:style>
    <style:style style:name="P34" style:family="paragraph" style:parent-style-name="Standard">
      <style:text-properties fo:font-size="12pt" fo:font-weight="normal" officeooo:rsid="0059dc4b" officeooo:paragraph-rsid="0059dc4b" style:font-size-asian="12pt" style:font-weight-asian="normal" style:font-size-complex="12pt" style:font-weight-complex="normal"/>
    </style:style>
    <style:style style:name="P35" style:family="paragraph" style:parent-style-name="Standard">
      <style:text-properties fo:font-weight="normal" officeooo:rsid="00154635" officeooo:paragraph-rsid="00154635" style:font-weight-asian="normal" style:font-weight-complex="normal"/>
    </style:style>
    <style:style style:name="P36" style:family="paragraph" style:parent-style-name="Standard">
      <style:text-properties fo:font-weight="normal" officeooo:rsid="001aed6b" officeooo:paragraph-rsid="001aed6b" style:font-weight-asian="normal" style:font-weight-complex="normal"/>
    </style:style>
    <style:style style:name="P37" style:family="paragraph" style:parent-style-name="Standard">
      <style:text-properties fo:font-weight="normal" officeooo:rsid="001aed6b" officeooo:paragraph-rsid="002d5213" style:font-weight-asian="normal" style:font-weight-complex="normal"/>
    </style:style>
    <style:style style:name="P38" style:family="paragraph" style:parent-style-name="Standard">
      <style:text-properties fo:font-weight="normal" officeooo:rsid="001aed6b" officeooo:paragraph-rsid="00579697" style:font-weight-asian="normal" style:font-weight-complex="normal"/>
    </style:style>
    <style:style style:name="P39" style:family="paragraph" style:parent-style-name="Standard">
      <style:text-properties fo:font-weight="normal" officeooo:rsid="001f971d" officeooo:paragraph-rsid="001f971d" style:font-weight-asian="normal" style:font-weight-complex="normal"/>
    </style:style>
    <style:style style:name="P40" style:family="paragraph" style:parent-style-name="Standard">
      <style:text-properties fo:font-weight="normal" officeooo:rsid="001f971d" officeooo:paragraph-rsid="001f981e" style:font-weight-asian="normal" style:font-weight-complex="normal"/>
    </style:style>
    <style:style style:name="P41" style:family="paragraph" style:parent-style-name="Standard">
      <style:text-properties fo:font-weight="normal" officeooo:rsid="001f971d" officeooo:paragraph-rsid="0023ba45" style:font-weight-asian="normal" style:font-weight-complex="normal"/>
    </style:style>
    <style:style style:name="P42" style:family="paragraph" style:parent-style-name="Standard">
      <style:text-properties fo:font-weight="normal" officeooo:rsid="001f971d" officeooo:paragraph-rsid="00244417" style:font-weight-asian="normal" style:font-weight-complex="normal"/>
    </style:style>
    <style:style style:name="P43" style:family="paragraph" style:parent-style-name="Standard">
      <style:text-properties fo:font-weight="normal" officeooo:rsid="001f971d" officeooo:paragraph-rsid="0024e437" style:font-weight-asian="normal" style:font-weight-complex="normal"/>
    </style:style>
    <style:style style:name="P44" style:family="paragraph" style:parent-style-name="Standard">
      <style:text-properties fo:font-weight="normal" officeooo:rsid="001f971d" officeooo:paragraph-rsid="002d5213" style:font-weight-asian="normal" style:font-weight-complex="normal"/>
    </style:style>
    <style:style style:name="P45" style:family="paragraph" style:parent-style-name="Standard">
      <style:text-properties fo:font-weight="normal" officeooo:rsid="0025f83e" officeooo:paragraph-rsid="0025f83e" style:font-weight-asian="normal" style:font-weight-complex="normal"/>
    </style:style>
    <style:style style:name="P46" style:family="paragraph" style:parent-style-name="Standard">
      <style:text-properties fo:font-weight="normal" officeooo:rsid="00296a4b" officeooo:paragraph-rsid="00296a4b" style:font-weight-asian="normal" style:font-weight-complex="normal"/>
    </style:style>
    <style:style style:name="P47" style:family="paragraph" style:parent-style-name="Standard">
      <style:text-properties fo:font-weight="normal" officeooo:rsid="002b96f0" officeooo:paragraph-rsid="002b96f0" style:font-weight-asian="normal" style:font-weight-complex="normal"/>
    </style:style>
    <style:style style:name="P48" style:family="paragraph" style:parent-style-name="Standard">
      <style:text-properties fo:font-weight="normal" officeooo:rsid="002e9568" officeooo:paragraph-rsid="002e9568" style:font-weight-asian="normal" style:font-weight-complex="normal"/>
    </style:style>
    <style:style style:name="P49" style:family="paragraph" style:parent-style-name="Standard">
      <style:text-properties fo:font-weight="normal" officeooo:rsid="00306ba1" officeooo:paragraph-rsid="00306ba1" style:font-weight-asian="normal" style:font-weight-complex="normal"/>
    </style:style>
    <style:style style:name="P50" style:family="paragraph" style:parent-style-name="Standard">
      <style:text-properties fo:font-weight="normal" officeooo:rsid="00322605" officeooo:paragraph-rsid="00322605" style:font-weight-asian="normal" style:font-weight-complex="normal"/>
    </style:style>
    <style:style style:name="P51" style:family="paragraph" style:parent-style-name="Standard">
      <style:text-properties fo:font-weight="normal" officeooo:rsid="0032d1fc" officeooo:paragraph-rsid="0032d1fc" style:font-weight-asian="normal" style:font-weight-complex="normal"/>
    </style:style>
    <style:style style:name="P52" style:family="paragraph" style:parent-style-name="Standard">
      <style:text-properties fo:font-weight="normal" officeooo:rsid="0033cfde" officeooo:paragraph-rsid="0033cfde" style:font-weight-asian="normal" style:font-weight-complex="normal"/>
    </style:style>
    <style:style style:name="P53" style:family="paragraph" style:parent-style-name="Standard">
      <style:text-properties fo:font-weight="normal" officeooo:rsid="0033eafa" officeooo:paragraph-rsid="0033eafa" style:font-weight-asian="normal" style:font-weight-complex="normal"/>
    </style:style>
    <style:style style:name="P54" style:family="paragraph" style:parent-style-name="Standard">
      <style:text-properties fo:font-weight="normal" officeooo:rsid="0033eafa" officeooo:paragraph-rsid="0035c7a6" style:font-weight-asian="normal" style:font-weight-complex="normal"/>
    </style:style>
    <style:style style:name="P55" style:family="paragraph" style:parent-style-name="Standard">
      <style:text-properties fo:font-weight="normal" officeooo:rsid="003491fb" officeooo:paragraph-rsid="003491fb" style:font-weight-asian="normal" style:font-weight-complex="normal"/>
    </style:style>
    <style:style style:name="P56" style:family="paragraph" style:parent-style-name="Standard">
      <style:text-properties fo:font-weight="normal" officeooo:rsid="003491fb" officeooo:paragraph-rsid="0035c7a6" style:font-weight-asian="normal" style:font-weight-complex="normal"/>
    </style:style>
    <style:style style:name="P57" style:family="paragraph" style:parent-style-name="Standard">
      <style:text-properties fo:font-weight="normal" officeooo:rsid="0043b818" officeooo:paragraph-rsid="0043b818" style:font-weight-asian="normal" style:font-weight-complex="normal"/>
    </style:style>
    <style:style style:name="P58" style:family="paragraph" style:parent-style-name="Standard">
      <style:text-properties fo:font-weight="normal" officeooo:rsid="0043b818" officeooo:paragraph-rsid="0046685a" style:font-weight-asian="normal" style:font-weight-complex="normal"/>
    </style:style>
    <style:style style:name="P59" style:family="paragraph" style:parent-style-name="Standard">
      <style:text-properties fo:font-weight="normal" officeooo:rsid="004c6849" officeooo:paragraph-rsid="004c6849" style:font-weight-asian="normal" style:font-weight-complex="normal"/>
    </style:style>
    <style:style style:name="P60" style:family="paragraph" style:parent-style-name="Standard">
      <style:text-properties fo:font-weight="normal" officeooo:rsid="004fa4a0" officeooo:paragraph-rsid="004fa4a0" style:font-weight-asian="normal" style:font-weight-complex="normal"/>
    </style:style>
    <style:style style:name="P61" style:family="paragraph" style:parent-style-name="Standard">
      <style:text-properties fo:font-size="16pt" fo:font-weight="bold" officeooo:rsid="0009a343" officeooo:paragraph-rsid="0009a343" style:font-size-asian="16pt" style:font-weight-asian="bold" style:font-size-complex="16pt" style:font-weight-complex="bold"/>
    </style:style>
    <style:style style:name="P62" style:family="paragraph" style:parent-style-name="Standard">
      <style:text-properties officeooo:rsid="000c7dd1" officeooo:paragraph-rsid="000c7dd1"/>
    </style:style>
    <style:style style:name="P63" style:family="paragraph" style:parent-style-name="Standard">
      <style:text-properties officeooo:rsid="000c7dd1" officeooo:paragraph-rsid="001403fa"/>
    </style:style>
    <style:style style:name="P64" style:family="paragraph" style:parent-style-name="Standard">
      <style:text-properties officeooo:rsid="000cc21f" officeooo:paragraph-rsid="000cc21f"/>
    </style:style>
    <style:style style:name="P65" style:family="paragraph" style:parent-style-name="Standard">
      <style:text-properties officeooo:rsid="000cc21f" officeooo:paragraph-rsid="001058c1"/>
    </style:style>
    <style:style style:name="P66" style:family="paragraph" style:parent-style-name="Standard">
      <style:text-properties officeooo:rsid="000cc21f" officeooo:paragraph-rsid="001403fa"/>
    </style:style>
    <style:style style:name="P67" style:family="paragraph" style:parent-style-name="Standard">
      <style:text-properties officeooo:rsid="000cc21f" officeooo:paragraph-rsid="0017598a"/>
    </style:style>
    <style:style style:name="P68" style:family="paragraph" style:parent-style-name="Standard">
      <style:text-properties officeooo:paragraph-rsid="000cc21f"/>
    </style:style>
    <style:style style:name="P69" style:family="paragraph" style:parent-style-name="Standard">
      <style:text-properties officeooo:rsid="001058c1" officeooo:paragraph-rsid="001058c1"/>
    </style:style>
    <style:style style:name="P70" style:family="paragraph" style:parent-style-name="Standard">
      <style:text-properties officeooo:rsid="001058c1" officeooo:paragraph-rsid="0017598a"/>
    </style:style>
    <style:style style:name="P71" style:family="paragraph" style:parent-style-name="Standard">
      <style:text-properties officeooo:rsid="00123f9b" officeooo:paragraph-rsid="00123f9b"/>
    </style:style>
    <style:style style:name="P72" style:family="paragraph" style:parent-style-name="Standard">
      <style:text-properties officeooo:rsid="00123f9b" officeooo:paragraph-rsid="001403fa"/>
    </style:style>
    <style:style style:name="P73" style:family="paragraph" style:parent-style-name="Standard">
      <style:text-properties officeooo:rsid="001403fa" officeooo:paragraph-rsid="001403fa"/>
    </style:style>
    <style:style style:name="P74" style:family="paragraph" style:parent-style-name="Standard">
      <style:text-properties officeooo:paragraph-rsid="00164886"/>
    </style:style>
    <style:style style:name="P75" style:family="paragraph" style:parent-style-name="Standard">
      <style:text-properties officeooo:rsid="00194eaf" officeooo:paragraph-rsid="00371a78"/>
    </style:style>
    <style:style style:name="P76" style:family="paragraph" style:parent-style-name="Standard">
      <style:text-properties officeooo:rsid="00194eaf" officeooo:paragraph-rsid="00194eaf"/>
    </style:style>
    <style:style style:name="P77" style:family="paragraph" style:parent-style-name="Standard">
      <style:text-properties style:text-line-through-style="solid" style:text-line-through-type="single" fo:font-weight="normal" officeooo:rsid="001f971d" officeooo:paragraph-rsid="00244417" style:font-weight-asian="normal" style:font-weight-complex="normal"/>
    </style:style>
    <style:style style:name="P78" style:family="paragraph" style:parent-style-name="Standard">
      <style:text-properties style:text-line-through-style="solid" style:text-line-through-type="single" fo:font-weight="normal" officeooo:rsid="001f971d" officeooo:paragraph-rsid="0023ba45" style:font-weight-asian="normal" style:font-weight-complex="normal"/>
    </style:style>
    <style:style style:name="P79" style:family="paragraph" style:parent-style-name="Standard">
      <style:text-properties officeooo:rsid="00420576" officeooo:paragraph-rsid="00420576"/>
    </style:style>
    <style:style style:name="P80" style:family="paragraph" style:parent-style-name="Standard">
      <style:text-properties fo:font-size="16pt" fo:font-weight="bold" officeooo:rsid="0009a343" officeooo:paragraph-rsid="0009a343" style:font-size-asian="16pt" style:font-weight-asian="bold" style:font-size-complex="16pt" style:font-weight-complex="bold"/>
    </style:style>
    <style:style style:name="P81" style:family="paragraph" style:parent-style-name="Standard">
      <style:text-properties fo:font-weight="normal" officeooo:rsid="004c6849" officeooo:paragraph-rsid="004c6849" style:font-weight-asian="normal" style:font-weight-complex="normal"/>
    </style:style>
    <style:style style:name="P82" style:family="paragraph" style:parent-style-name="Standard">
      <style:text-properties fo:font-weight="normal" officeooo:rsid="005ccf89" officeooo:paragraph-rsid="005ccf89" style:font-weight-asian="normal" style:font-weight-complex="normal"/>
    </style:style>
    <style:style style:name="P83" style:family="paragraph" style:parent-style-name="Standard">
      <style:text-properties fo:font-weight="normal" officeooo:rsid="005deb83" officeooo:paragraph-rsid="005deb83" style:font-weight-asian="normal" style:font-weight-complex="normal"/>
    </style:style>
    <style:style style:name="P84" style:family="paragraph" style:parent-style-name="Standard">
      <style:text-properties fo:font-weight="normal" officeooo:rsid="005fc498" officeooo:paragraph-rsid="005fc498" style:font-weight-asian="normal" style:font-weight-complex="normal"/>
    </style:style>
    <style:style style:name="P85" style:family="paragraph" style:parent-style-name="Standard">
      <style:text-properties fo:font-weight="normal" officeooo:rsid="00610d88" officeooo:paragraph-rsid="00610d88" style:font-weight-asian="normal" style:font-weight-complex="normal"/>
    </style:style>
    <style:style style:name="P86" style:family="paragraph" style:parent-style-name="Standard">
      <style:text-properties fo:font-weight="normal" officeooo:rsid="00612f6c" officeooo:paragraph-rsid="00612f6c" style:font-weight-asian="normal" style:font-weight-complex="normal"/>
    </style:style>
    <style:style style:name="P87" style:family="paragraph" style:parent-style-name="Standard">
      <style:text-properties fo:font-weight="normal" officeooo:rsid="0062e394" officeooo:paragraph-rsid="0062e394" style:font-weight-asian="normal" style:font-weight-complex="normal"/>
    </style:style>
    <style:style style:name="P88" style:family="paragraph" style:parent-style-name="Text_20_body">
      <style:paragraph-properties fo:margin-left="0in" fo:margin-right="0in" fo:margin-top="0in" fo:margin-bottom="0in" style:contextual-spacing="false" fo:text-indent="0in" style:auto-text-indent="false" style:writing-mode="lr-tb"/>
    </style:style>
    <style:style style:name="P89" style:family="paragraph" style:parent-style-name="Text_20_body">
      <style:paragraph-properties fo:margin-top="0in" fo:margin-bottom="0in" style:contextual-spacing="false" style:writing-mode="lr-tb"/>
    </style:style>
    <style:style style:name="P90" style:family="paragraph" style:parent-style-name="Text_20_body">
      <style:paragraph-properties fo:margin-left="0in" fo:margin-right="0in" fo:text-indent="0in" style:auto-text-indent="false" style:writing-mode="lr-tb"/>
      <style:text-properties fo:color="#9900ff" loext:opacity="100%"/>
    </style:style>
    <style:style style:name="P91" style:family="paragraph" style:parent-style-name="Text_20_body">
      <style:paragraph-properties fo:margin-left="0in" fo:margin-right="0in" fo:margin-top="0in" fo:margin-bottom="0in" style:contextual-spacing="false" fo:text-indent="0in" style:auto-text-indent="false" style:writing-mode="lr-tb"/>
      <style:text-properties fo:color="#000000" loext:opacity="100%"/>
    </style:style>
    <style:style style:name="T1" style:family="text">
      <style:text-properties officeooo:rsid="0009a343"/>
    </style:style>
    <style:style style:name="T2" style:family="text">
      <style:text-properties fo:font-size="12pt" fo:font-weight="normal" officeooo:rsid="001403fa" style:font-size-asian="12pt" style:font-weight-asian="normal" style:font-size-complex="12pt" style:font-weight-complex="normal"/>
    </style:style>
    <style:style style:name="T3" style:family="text">
      <style:text-properties fo:font-size="12pt" fo:font-weight="normal" officeooo:rsid="00371a78" style:font-size-asian="12pt" style:font-weight-asian="normal" style:font-size-complex="12pt" style:font-weight-complex="normal"/>
    </style:style>
    <style:style style:name="T4" style:family="text">
      <style:text-properties officeooo:rsid="000c7dd1"/>
    </style:style>
    <style:style style:name="T5" style:family="text">
      <style:text-properties officeooo:rsid="000cc21f"/>
    </style:style>
    <style:style style:name="T6" style:family="text">
      <style:text-properties officeooo:rsid="000f5ce8"/>
    </style:style>
    <style:style style:name="T7" style:family="text">
      <style:text-properties officeooo:rsid="001058c1"/>
    </style:style>
    <style:style style:name="T8" style:family="text">
      <style:text-properties officeooo:rsid="001403fa"/>
    </style:style>
    <style:style style:name="T9" style:family="text">
      <style:text-properties officeooo:rsid="00154635"/>
    </style:style>
    <style:style style:name="T10" style:family="text">
      <style:text-properties officeooo:rsid="00164886"/>
    </style:style>
    <style:style style:name="T11" style:family="text">
      <style:text-properties officeooo:rsid="00166ea7"/>
    </style:style>
    <style:style style:name="T12" style:family="text">
      <style:text-properties officeooo:rsid="0017598a"/>
    </style:style>
    <style:style style:name="T13" style:family="text">
      <style:text-properties officeooo:rsid="001aed6b"/>
    </style:style>
    <style:style style:name="T14" style:family="text">
      <style:text-properties officeooo:rsid="001c4a9b"/>
    </style:style>
    <style:style style:name="T15" style:family="text">
      <style:text-properties officeooo:rsid="001d503c"/>
    </style:style>
    <style:style style:name="T16" style:family="text">
      <style:text-properties officeooo:rsid="001f981e"/>
    </style:style>
    <style:style style:name="T17" style:family="text">
      <style:text-properties officeooo:rsid="002075aa"/>
    </style:style>
    <style:style style:name="T18" style:family="text">
      <style:text-properties officeooo:rsid="002212ab"/>
    </style:style>
    <style:style style:name="T19" style:family="text">
      <style:text-properties officeooo:rsid="0023ba45"/>
    </style:style>
    <style:style style:name="T20" style:family="text">
      <style:text-properties officeooo:rsid="00244417"/>
    </style:style>
    <style:style style:name="T21" style:family="text">
      <style:text-properties officeooo:rsid="0024e437"/>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24e437" style:font-weight-asian="bold" style:font-weight-complex="bold"/>
    </style:style>
    <style:style style:name="T25" style:family="text">
      <style:text-properties officeooo:rsid="002694ac"/>
    </style:style>
    <style:style style:name="T26" style:family="text">
      <style:text-properties officeooo:rsid="002b96f0"/>
    </style:style>
    <style:style style:name="T27" style:family="text">
      <style:text-properties officeooo:rsid="002d5213"/>
    </style:style>
    <style:style style:name="T28" style:family="text">
      <style:text-properties officeooo:rsid="00306ba1"/>
    </style:style>
    <style:style style:name="T29" style:family="text">
      <style:text-properties officeooo:rsid="00322605"/>
    </style:style>
    <style:style style:name="T30" style:family="text">
      <style:text-properties officeooo:rsid="0033cfde"/>
    </style:style>
    <style:style style:name="T31" style:family="text">
      <style:text-properties officeooo:rsid="0033eafa"/>
    </style:style>
    <style:style style:name="T32" style:family="text">
      <style:text-properties officeooo:rsid="003491fb"/>
    </style:style>
    <style:style style:name="T33" style:family="text">
      <style:text-properties officeooo:rsid="0035c7a6"/>
    </style:style>
    <style:style style:name="T34" style:family="text">
      <style:text-properties officeooo:rsid="00366218"/>
    </style:style>
    <style:style style:name="T35" style:family="text">
      <style:text-properties officeooo:rsid="00371a78"/>
    </style:style>
    <style:style style:name="T36" style:family="text">
      <style:text-properties officeooo:rsid="0038d630"/>
    </style:style>
    <style:style style:name="T37" style:family="text">
      <style:text-properties officeooo:rsid="0038f3d3"/>
    </style:style>
    <style:style style:name="T38" style:family="text">
      <style:text-properties officeooo:rsid="003a1d42"/>
    </style:style>
    <style:style style:name="T39" style:family="text">
      <style:text-properties officeooo:rsid="003ea2a0"/>
    </style:style>
    <style:style style:name="T40" style:family="text">
      <style:text-properties officeooo:rsid="0041cbbc"/>
    </style:style>
    <style:style style:name="T41" style:family="text">
      <style:text-properties officeooo:rsid="0042a9bf"/>
    </style:style>
    <style:style style:name="T42" style:family="text">
      <style:text-properties officeooo:rsid="0047b0ca"/>
    </style:style>
    <style:style style:name="T43" style:family="text">
      <style:text-properties officeooo:rsid="00491e8c"/>
    </style:style>
    <style:style style:name="T44" style:family="text">
      <style:text-properties officeooo:rsid="004ad216"/>
    </style:style>
    <style:style style:name="T45" style:family="text">
      <style:text-properties officeooo:rsid="004c1d3f"/>
    </style:style>
    <style:style style:name="T46" style:family="text">
      <style:text-properties officeooo:rsid="004df5f6"/>
    </style:style>
    <style:style style:name="T47" style:family="text">
      <style:text-properties officeooo:rsid="0050400d"/>
    </style:style>
    <style:style style:name="T48" style:family="text">
      <style:text-properties officeooo:rsid="005669e0"/>
    </style:style>
    <style:style style:name="T49" style:family="text">
      <style:text-properties officeooo:rsid="00579697"/>
    </style:style>
    <style:style style:name="T50" style:family="text">
      <style:text-properties officeooo:rsid="0059dc4b"/>
    </style:style>
    <style:style style:name="T51" style:family="text">
      <style:text-properties officeooo:rsid="005a5978"/>
    </style:style>
    <style:style style:name="T52" style:family="text">
      <style:text-properties fo:color="#9900ff" loext:opacity="100%"/>
    </style:style>
    <style:style style:name="T53" style:family="text">
      <style:text-properties fo:color="#9900ff" loext:opacity="100%" fo:background-color="#ffffff" loext:char-shading-value="0"/>
    </style:style>
    <style:style style:name="T54" style:family="text">
      <style:text-properties fo:color="#000000" loext:opacity="100%"/>
    </style:style>
    <style:style style:name="T55" style:family="text">
      <style:text-properties officeooo:rsid="0064bbfa"/>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1y2">
        <text:section text:style-name="Sect1" text:name=":1y3">
          <text:p text:style-name="P89"><text:line-break/><text:span text:style-name="T22">Foodie Application General Queries</text:span><text:line-break/><text:line-break/>Q. What is the average daily/monthly users active on the app ?<text:line-break/>Q. What is the percentage of users visiting for search vs placing orders ?</text:p>
          <text:p text:style-name="P89">Q. How long the transaction information needs to be kept for audit purposes?</text:p>
          <text:p text:style-name="P89">Q. What are peak request levels observed and average number of requests on a daily basis? (Say during specific events like cricket finals, or special events)</text:p>
          <text:p text:style-name="P88">Q. How far the users are situated, is the app serving only certain regions in the country or specific state or country ?<text:span text:style-name="T52"> [ Assumption is specific cities in India]</text:span></text:p>
          <text:p text:style-name="P89"/>
          <text:p text:style-name="P89"><text:line-break/><text:span text:style-name="T22">Assumption</text:span><text:line-break/>- Application registers with Wallet Payment Partner, and payment requests are redirected to 3rd party payment provider which does auth/validations and credit/debits amount.<text:line-break/>- Only confirmation of payment success/failure is returned to application.<text:line-break/><text:line-break/><text:line-break/><text:span text:style-name="T22">Related with Billing</text:span><text:line-break/><text:line-break/>Q. When Restaurant is registered, taxation information is gathered and applied for each restaurant separately? Or App applies flat taxation for all Food Partners ?</text:p>
          <text:p text:style-name="P90">[Assumption - App will apply commission, GST/taxation, platform charge, delivery charge, a packaging charge on the net sales amount]</text:p>
          <text:p text:style-name="P88">Q. What should be done with payment made by a foodie when a restaurant rejects Order ?<text:line-break/>[Should be reverted partially or fully?]<text:line-break/><text:line-break/>Q. Can foodies decline to accept delivery ? How should payments be reverted to delivery/food/foodie in this case.<text:line-break/><text:line-break/>Q. How will delivery partners and restaurants be paid ? per order or on a monthly basis ?<text:line-break/><text:span text:style-name="T53">[Assumption is per order payout will be calculated for the restaurant per orders<text:line-break/>payout = net sales <text:line-break/>- commission(including payment gateway charges)<text:line-break/>- taxes<text:line-break/>- delivery charges<text:line-break/>- packaging charges<text:line-break/>- discount<text:line-break/>- platform fee<text:line-break/>]<text:line-break/></text:span><text:line-break/><text:span text:style-name="T22">Assumption Related with Invoice</text:span><text:line-break/><text:span text:style-name="T52">Invoice will be generated for foodie/customer and the restaurant</text:span><text:line-break/><text:line-break/><text:line-break/><text:soft-page-break/><text:span text:style-name="T22">Related with Restaurant</text:span><text:line-break/>Q. How will results be ranked for user search ?<text:line-break/>  Restaurant name search by proximity / rating / number of reviews of the restaurant ?<text:line-break/>  Dish search by rating / number of reviews / price ?<text:line-break/>  Cuisine search by rating / number of reviews / price ?</text:p>
          <text:p text:style-name="P89"/>
          <text:p text:style-name="P88">Q. Does the restaurant have specific opening-closing times ? or they will stop serving orders once inventory is exhausted?<text:line-break/><text:span text:style-name="T52">[Assumption is if the restaurant is closed, it will not appear in the search result. Or if inventory is empty then also it will not appear in the search result.]</text:span><text:line-break/><text:line-break/><text:span text:style-name="T22">Assumptions</text:span><text:line-break/><text:span text:style-name="T52">- The restaurant can be single-cuisine or multi-cuisine<text:line-break/>- A restaurant can have multiple branches registered on the platform. They will be treated as separate restaurants independently.<text:line-break/>- Restaurant will have a logo, for each dish a picture and perhaps other details like reviews, ratings etc.<text:line-break/> - Rating for restaurant and dish<text:line-break/>- Once a restaurant registers with the platform, a commission is negotiated for the restaurant.</text:span></text:p>
          <text:p text:style-name="P88"><text:span text:style-name="T52">- Registration is incomplete until all restaurant details are filled(name, address, PAN, GST No) and payment gateway validation is successful.<text:line-break/>- Unless the food partner/restaurant is registered and the menu is updated, the food partner account won't be activated and he will be able to serve requests only upon activation.<text:line-break/>-if no menus are displayed, the user will see an empty menu list for the restaurant.</text:span><text:line-break/><text:line-break/><text:line-break/><text:span text:style-name="T22">Regarding the Delivery</text:span><text:line-break/>Q. Trusted Delivery partners serve a city or a region within the City ?<text:line-break/><text:span text:style-name="T52">[In case they serve regions, we will need to maintain information about which areas/pincodes are covered by delivery  partners and is any delivery partner available where food delivery is expected.]<text:line-break/></text:span><text:line-break/>Q. Given a city, how many delivery partners will be there ?<text:line-break/>How will the delivery partner selection be made, based on rating/number of deliveries done/time to delivery (Estimated time for delivery) / proximity to the user/ fair distribution of load per agent ?<text:line-break/><text:span text:style-name="T54">Assumption - delivery partner does not follow a fixed route for delivery and the app can not make estimations about the route.</text:span></text:p>
          <text:p text:style-name="P91"/>
          <text:p text:style-name="P89">Q. What if the Delivery Partner picks an order and fails to deliver? Should the delivery partner be charged for a certain amount and the food partner compensated with it?</text:p>
          <text:p text:style-name="P89"/>
          <text:p text:style-name="P88"><text:span text:style-name="T22">Assumptions</text:span><text:line-break/><text:span text:style-name="T52">The realtime location tracking is the best effort delivery. The tracking will be enabled if the user has a smartphone<text:line-break/>-  I assume a simple case when location is enabled by a delivery agent, and a foodie can track it with a smartphone.</text:span><text:line-break/><text:line-break/><text:soft-page-break/><text:line-break/><text:span text:style-name="T22">Delivery with multiple orders</text:span><text:line-break/>When a foodie orders different dishes from different Restaurants, he is making a combined order (wherein billing and delivery for each suborder is taken care independently)<text:line-break/><text:span text:style-name="T52">Assumption- A single delivery partner will deliver the entire order and each restaurant is paid separately.</text:span></text:p>
        </text:section>
      </text:section>
      <text:p text:style-name="P61"/>
      <text:p text:style-name="P61"/>
      <text:p text:style-name="P61">Database &amp; API Design</text:p>
      <text:p text:style-name="P14"/>
      <text:p text:style-name="P15">Restaurant MS Tables</text:p>
      <text:p text:style-name="P19"/>
      <text:p text:style-name="P19">Restaurant</text:p>
      <text:p text:style-name="P19">restaurant_id, restaurant_name, restaurant_address_id, contact_number, rating, logo_uri</text:p>
      <text:p text:style-name="P19"/>
      <text:p text:style-name="P34">Menu</text:p>
      <text:p text:style-name="P34">menu_id, restuarant_id, catalog_item_id, unit_price</text:p>
      <text:p text:style-name="P19"/>
      <text:p text:style-name="P34">Call Catalog service to get the catalog_item_id, PricingMS to fetch the unit_price</text:p>
      <text:p text:style-name="P19"/>
      <text:p text:style-name="P19"/>
      <text:p text:style-name="P19">RestaurantAddress</text:p>
      <text:p text:style-name="P19">restaurant_address_id, address_id, default</text:p>
      <text:p text:style-name="P19"/>
      <text:p text:style-name="P1">Address</text:p>
      <text:p text:style-name="P1">address_id, street_name, address_line1, address_line2, city, postal_code, country_code</text:p>
      <text:p text:style-name="P1"/>
      <text:p text:style-name="P1">RestaurantAccountInfo</text:p>
      <text:p text:style-name="P1">restaurant_id, pan_number, gst_number, account_number, account_name, ifcs_code</text:p>
      <text:p text:style-name="P1"/>
      <text:p text:style-name="P21"><text:span text:style-name="T46">Restaurant</text:span>WalletInfo - <text:span text:style-name="T8">Optional</text:span></text:p>
      <text:p text:style-name="P21"><text:span text:style-name="T1">restaurant</text:span>_id, upi_id</text:p>
      <text:p text:style-name="P1"/>
      <text:p text:style-name="P4">Restaurant MS API’s</text:p>
      <text:p text:style-name="P1"/>
      <text:p text:style-name="P1">GET /v1/restaurant/<text:span text:style-name="T5">{</text:span>restaurantId<text:span text:style-name="T5">}</text:span></text:p>
      <text:p text:style-name="P68"><text:span text:style-name="T4">GET /v1/restaurant</text:span><text:span text:style-name="T5">s?query</text:span><text:span text:style-name="T4">=abc&amp;limit=</text:span><text:span text:style-name="T6">10</text:span><text:span text:style-name="T4">&amp;offset=</text:span><text:span text:style-name="T6">10</text:span></text:p>
      <text:p text:style-name="P62">GET /v1/restaurant/<text:span text:style-name="T5">{restaurantId}/</text:span>address</text:p>
      <text:p text:style-name="P64">PATCH /v1/restaurant/{restaurantId}/<text:span text:style-name="T4">address</text:span></text:p>
      <text:p text:style-name="P64">PATCH /v1/restaurant/{restaurantId}/contact</text:p>
      <text:p text:style-name="P71">DELETE <text:span text:style-name="T1">/restaurant/</text:span><text:span text:style-name="T5">{</text:span><text:span text:style-name="T1">restaurantId</text:span><text:span text:style-name="T5">}</text:span></text:p>
      <text:p text:style-name="P65"/>
      <text:p text:style-name="P1">POST /v1/restaurant</text:p>
      <text:p text:style-name="P1">Content-Type: <text:span text:style-name="T7">application/json</text:span></text:p>
      <text:p text:style-name="P1">payload: {</text:p>
      <text:p text:style-name="P1">restaurant<text:span text:style-name="T34">N</text:span>ame, </text:p>
      <text:p text:style-name="P3">restaurant_address: {street<text:span text:style-name="T34">N</text:span>ame, address<text:span text:style-name="T34">L</text:span>ine1, address<text:span text:style-name="T34">L</text:span>ine2, city, postal<text:span text:style-name="T34">C</text:span>ode, country</text:p>
      <text:p text:style-name="P3"><text:span text:style-name="T34">C</text:span>ode},</text:p>
      <text:p text:style-name="P1">contact<text:span text:style-name="T34">N</text:span>umber<text:span text:style-name="T7">}</text:span></text:p>
      <text:p text:style-name="P22">201</text:p>
      <text:p text:style-name="P22"><text:soft-page-break/></text:p>
      <text:p text:style-name="P65"><text:span text:style-name="T7">POST /v1</text:span>/restaurant/{restaurantId}/<text:span text:style-name="T7">logo</text:span></text:p>
      <text:p text:style-name="P69">consumes:</text:p>
      <text:p text:style-name="P65"><text:tab/>- multipart/form-data</text:p>
      <text:p text:style-name="P69">Parameter</text:p>
      <text:p text:style-name="P65">- name: file</text:p>
      <text:p text:style-name="P65"><text:s text:c="2"/>in: formData</text:p>
      <text:p text:style-name="P20">GET /v1/restaurant/account<text:span text:style-name="T34">D</text:span>etails?restaurantId=?</text:p>
      <text:p text:style-name="P20"/>
      <text:p text:style-name="P23">POST /v1/<text:span text:style-name="T4">restaurant/</text:span><text:span text:style-name="T5">{restaurantId}/</text:span>accountInfo</text:p>
      <text:p text:style-name="P23">payload: {pan<text:span text:style-name="T34">N</text:span>umber, gst<text:span text:style-name="T34">N</text:span>umber, account<text:span text:style-name="T34">N</text:span>umber, account<text:span text:style-name="T34">N</text:span>ame, ifcs<text:span text:style-name="T34">C</text:span>ode}</text:p>
      <text:p text:style-name="P23">200</text:p>
      <text:p text:style-name="P23"/>
      <text:p text:style-name="P30"><text:span text:style-name="T39">W</text:span>e can use SHA-1, MD5 <text:span text:style-name="T39">+ salt </text:span>to encrypt <text:span text:style-name="T39">account</text:span> information.</text:p>
      <text:p text:style-name="P20"/>
      <text:p text:style-name="P16">User Profile <text:span text:style-name="T8">MS Tables</text:span></text:p>
      <text:p text:style-name="P20">User</text:p>
      <text:p text:style-name="P20">user_id, name, email_address, password, user_address_id, contact</text:p>
      <text:p text:style-name="P20"/>
      <text:p text:style-name="P20">UserAddress</text:p>
      <text:p text:style-name="P20">user_address_id, address_id</text:p>
      <text:p text:style-name="P20"/>
      <text:p text:style-name="P20">UserAccountInfo</text:p>
      <text:p text:style-name="P20">user_id, account_number, account_name, ifsc_code</text:p>
      <text:p text:style-name="P20"/>
      <text:p text:style-name="P20">UserCardInfo - <text:span text:style-name="T8">Optional</text:span></text:p>
      <text:p text:style-name="P20">user_id, card_number, ccv</text:p>
      <text:p text:style-name="P20"/>
      <text:p text:style-name="P20">UserWalletInfo - <text:span text:style-name="T8">Optional</text:span></text:p>
      <text:p text:style-name="P20">user_id, upi_id</text:p>
      <text:p text:style-name="P20"/>
      <text:p text:style-name="P29">User password can be salted and then we can use SHA-1, MD5 to encrypt user information along with account details.</text:p>
      <text:p text:style-name="P31">Restaurant address can be converted to co-ordinates using Map API’s for search.</text:p>
      <text:p text:style-name="P32">NoSql is better choice here, as sharing will reduce records to be searched and queries with LSM trees are efficient for free text searches. <text:span text:style-name="T40">Geospatial queries are also supported on many NoSql variants. </text:span><text:span text:style-name="T42">Also using sparse indices we can fetch information rapidly. </text:span><text:span text:style-name="T43">For efficient search any full text search can be setup to pull information from NoSql source. </text:span><text:span text:style-name="T44">High scalability. </text:span><text:span text:style-name="T45">Nature of data not transactional. </text:span><text:span text:style-name="T48">Need read your write consistency to avoid lag issues.</text:span></text:p>
      <text:p text:style-name="P20"/>
      <text:p text:style-name="P17">User Profile MS API’s</text:p>
      <text:p text:style-name="P17"/>
      <text:p text:style-name="P23">GET /v1/user/{userId}</text:p>
      <text:p text:style-name="P63">GET /v1/<text:span text:style-name="T2">user</text:span>/<text:span text:style-name="T5">{</text:span><text:span text:style-name="T2">userId</text:span><text:span text:style-name="T5">}/</text:span>address</text:p>
      <text:p text:style-name="P74">GET /v1/restaurant<text:span text:style-name="T5">s?query</text:span>=<text:span text:style-name="T10">{email} Internal –Need to check</text:span></text:p>
      <text:p text:style-name="P66">PATCH /v1/<text:span text:style-name="T2">user</text:span>/{<text:span text:style-name="T2">userId</text:span>}/<text:span text:style-name="T4">address</text:span></text:p>
      <text:p text:style-name="P66">PATCH /v1/<text:span text:style-name="T2">user</text:span>/{<text:span text:style-name="T2">userId</text:span>}/<text:span text:style-name="T8">email</text:span></text:p>
      <text:p text:style-name="P66">PATCH /v1/<text:span text:style-name="T2">user</text:span>/{<text:span text:style-name="T2">userId</text:span>}/contact</text:p>
      <text:p text:style-name="P72">DELETE <text:span text:style-name="T1">/</text:span><text:span text:style-name="T2">user</text:span><text:span text:style-name="T1">/</text:span><text:span text:style-name="T5">{</text:span><text:span text:style-name="T2">userId</text:span><text:span text:style-name="T5">}</text:span></text:p>
      <text:p text:style-name="P72"/>
      <text:p text:style-name="P2">POST /v1/<text:span text:style-name="T8">user</text:span></text:p>
      <text:p text:style-name="P2">Content-Type: <text:span text:style-name="T7">application/json</text:span></text:p>
      <text:p text:style-name="P2"><text:soft-page-break/>payload: {<text:span text:style-name="T8">user</text:span><text:span text:style-name="T35">N</text:span><text:span text:style-name="T8">ame, email</text:span><text:span text:style-name="T35">A</text:span><text:span text:style-name="T8">ddress, password, contact}</text:span></text:p>
      <text:p text:style-name="P73">201</text:p>
      <text:p text:style-name="P73"/>
      <text:p text:style-name="P2">POST /v1/<text:span text:style-name="T8">user/{userId}/address</text:span></text:p>
      <text:p text:style-name="P2">Content-Type: <text:span text:style-name="T7">application/json</text:span></text:p>
      <text:p text:style-name="P73">payload: {street<text:span text:style-name="T35">N</text:span>ame, address<text:span text:style-name="T35">L</text:span>ine1, address<text:span text:style-name="T35">L</text:span>ine2, city, postal<text:span text:style-name="T35">C</text:span>ode, country<text:span text:style-name="T35">C</text:span>ode}</text:p>
      <text:p text:style-name="P73">200</text:p>
      <text:p text:style-name="P73"/>
      <text:p text:style-name="P23">POST /v1/user<text:span text:style-name="T4">/</text:span><text:span text:style-name="T5">{</text:span>userId<text:span text:style-name="T5">}/</text:span>accountInfo</text:p>
      <text:p text:style-name="P23">payload: {account<text:span text:style-name="T35">N</text:span>umber, account<text:span text:style-name="T35">N</text:span>ame, ifsc<text:span text:style-name="T35">C</text:span>ode}</text:p>
      <text:p text:style-name="P23">200</text:p>
      <text:p text:style-name="P23"/>
      <text:p text:style-name="P33">Once user signs up using any identity &amp; user management provider and logs in, UI can open up a page to fill in user details, which would call POST /user API. <text:span text:style-name="T48">Need read your write consistency to avoid lag issues.</text:span></text:p>
      <text:p text:style-name="P23"/>
      <text:p text:style-name="P17">Catalog MS <text:span text:style-name="T9">Tables</text:span></text:p>
      <text:p text:style-name="P23">FoodCatalog</text:p>
      <text:p text:style-name="P23">catalog_item_id, restaurant_id, cuisine_id, dish_name, <text:span text:style-name="T9">dish_image_uri</text:span></text:p>
      <text:p text:style-name="P23"/>
      <text:p text:style-name="P24">Cuisine</text:p>
      <text:p text:style-name="P23">cuisine_id, cuisine_name, cuisine_image_uri</text:p>
      <text:p text:style-name="P23"/>
      <text:p text:style-name="P18">Catalog MS API’s</text:p>
      <text:p text:style-name="P26"/>
      <text:p text:style-name="P26">GET /v1/catalog/{catalogId}</text:p>
      <text:p text:style-name="P26">200</text:p>
      <text:p text:style-name="P24">GET /v1/catalog/<text:span text:style-name="T11">dish</text:span>?<text:span text:style-name="T11">query</text:span><text:span text:style-name="T10">={keywords}</text:span></text:p>
      <text:p text:style-name="P26">GET /v1/catalog/cuisine/{cuisineId}</text:p>
      <text:p text:style-name="P25">GET /v1/catalog/<text:span text:style-name="T10">cuisine/</text:span>query?<text:span text:style-name="T10">cuisine={keywords}</text:span></text:p>
      <text:p text:style-name="P25"/>
      <text:p text:style-name="P27">POST /v1/catalog/dish</text:p>
      <text:p text:style-name="P28">payload: {restaurant<text:span text:style-name="T35">I</text:span>d, dish<text:span text:style-name="T35">N</text:span>ame, cuisine<text:span text:style-name="T35">I</text:span>d}</text:p>
      <text:p text:style-name="P28"/>
      <text:p text:style-name="P67"><text:span text:style-name="T7">POST /v1</text:span>/<text:span text:style-name="T12">catalog</text:span>/{<text:span text:style-name="T2">catalog</text:span><text:span text:style-name="T3">I</text:span><text:span text:style-name="T2">tem</text:span><text:span text:style-name="T3">I</text:span><text:span text:style-name="T2">d</text:span>}/<text:span text:style-name="T12">dishImage</text:span></text:p>
      <text:p text:style-name="P70">consumes:</text:p>
      <text:p text:style-name="P67"><text:tab/>- multipart/form-data</text:p>
      <text:p text:style-name="P70">Parameter</text:p>
      <text:p text:style-name="P67">- name: file</text:p>
      <text:p text:style-name="P67"><text:s text:c="2"/>in: formData</text:p>
      <text:p text:style-name="P67"/>
      <text:p text:style-name="P67"><text:span text:style-name="T7">POST /v1</text:span>/<text:span text:style-name="T12">catalog</text:span>/<text:span text:style-name="T12">cuisine/</text:span>{<text:span text:style-name="T12">cuisine</text:span><text:span text:style-name="T35">I</text:span><text:span text:style-name="T2">d</text:span>}/<text:span text:style-name="T12">cuisineImage</text:span></text:p>
      <text:p text:style-name="P70">consumes:</text:p>
      <text:p text:style-name="P67"><text:tab/>- multipart/form-data</text:p>
      <text:p text:style-name="P70">Parameter</text:p>
      <text:p text:style-name="P67">- name: file</text:p>
      <text:p text:style-name="P67"><text:s text:c="2"/>in: formData</text:p>
      <text:p text:style-name="P67"/>
      <text:p text:style-name="P75">DELETE /v1/catalog/{<text:span text:style-name="T2">catalog</text:span><text:span text:style-name="T3">I</text:span><text:span text:style-name="T2">tem</text:span><text:span text:style-name="T3">I</text:span><text:span text:style-name="T2">d</text:span>}</text:p>
      <text:p text:style-name="P76">DELETE /v1/catalog/cuisine/{cuisine<text:span text:style-name="T35">I</text:span>d}</text:p>
      <text:p text:style-name="P76"/>
      <text:p text:style-name="P79">PostgresSQL is right choice as it allows searching for geospatial queries.</text:p>
      <text:p text:style-name="P73"><text:soft-page-break/></text:p>
      <text:p text:style-name="P5">Inventory MS Tables</text:p>
      <text:p text:style-name="P35"/>
      <text:p text:style-name="P35">FoodInventory</text:p>
      <text:p text:style-name="P35">inventory_id, catalog_item_id, quantity_in_stock</text:p>
      <text:p text:style-name="P72"/>
      <text:p text:style-name="P6">Inventory MS API’s</text:p>
      <text:p text:style-name="P36"/>
      <text:p text:style-name="P36">GET /v1/inventory/{catalog<text:span text:style-name="T35">ItemI</text:span>d}</text:p>
      <text:p text:style-name="P38">PATCH /v1/inventory/{catalog<text:span text:style-name="T35">ItemI</text:span>d}/quantity<text:span text:style-name="T49">InStock</text:span></text:p>
      <text:p text:style-name="P36">POST /v1/inventory/{inventory<text:span text:style-name="T35">I</text:span>d}/quantity</text:p>
      <text:p text:style-name="P36">DELETE /v1/inventory/{inventory<text:span text:style-name="T35">I</text:span>d}</text:p>
      <text:p text:style-name="P36"/>
      <text:p text:style-name="P36"/>
      <text:p text:style-name="P6">Pricing MS <text:span text:style-name="T14">Tables</text:span></text:p>
      <text:p text:style-name="P6"/>
      <text:p text:style-name="P36">FoodPrice</text:p>
      <text:p text:style-name="P36">food_price_id, catalog_item_id, unit_price</text:p>
      <text:p text:style-name="P36"/>
      <text:p text:style-name="P36">Discounts</text:p>
      <text:p text:style-name="P36">discount_id, catalog_item_id, discount_type(Flat/Percent), validity<text:span text:style-name="T15">_start</text:span>, <text:span text:style-name="T15">validity_end</text:span>, discount_value</text:p>
      <text:p text:style-name="P36">D1 ABC<text:tab/>Flat<text:tab/><text:tab/>01-01-24 31-01-24<text:tab/>50</text:p>
      <text:p text:style-name="P36"/>
      <text:p text:style-name="P36">FoodPrice to discount - 1 to N</text:p>
      <text:p text:style-name="P36"/>
      <text:p text:style-name="P36">Tax</text:p>
      <text:p text:style-name="P36">tax_id, <text:tab/>type, <text:tab/><text:tab/>tax_percentage</text:p>
      <text:p text:style-name="P36">1<text:tab/><text:tab/>CGST<text:tab/><text:tab/>12.5</text:p>
      <text:p text:style-name="P36">2 <text:tab/><text:tab/>SGST<text:tab/><text:tab/>12.5</text:p>
      <text:p text:style-name="P36">3 <text:tab/><text:tab/>Sercice<text:tab/><text:tab/>5</text:p>
      <text:p text:style-name="P36"/>
      <text:p text:style-name="P36">Duties</text:p>
      <text:p text:style-name="P37">duty_id, charge_type, duty_type(Percentage/Flat), duty_value unit</text:p>
      <text:p text:style-name="P36"/>
      <text:p text:style-name="P36">1<text:tab/>PackagingChar<text:span text:style-name="T17">ge<text:tab/></text:span>Flat<text:tab/><text:tab/>20<text:tab/><text:tab/><text:tab/>Rupees</text:p>
      <text:p text:style-name="P36">2<text:tab/>comissions<text:tab/><text:tab/>Percentage<text:tab/>7<text:tab/><text:tab/><text:tab/><text:span text:style-name="T17">Percentage</text:span></text:p>
      <text:p text:style-name="P36">3<text:tab/>DeliveryCharge<text:tab/>Fla<text:span text:style-name="T18">t</text:span><text:tab/><text:tab/>30<text:tab/><text:tab/><text:tab/>Rupees</text:p>
      <text:p text:style-name="P36"/>
      <text:p text:style-name="P51">DutyOverride</text:p>
      <text:p text:style-name="P51">restaurant_id, charge_type, override_value, unit</text:p>
      <text:p text:style-name="P51">abc<text:tab/><text:tab/>comissions<text:tab/>5<text:tab/><text:tab/>Percentage</text:p>
      <text:p text:style-name="P51"/>
      <text:p text:style-name="P48">Each client can have different commision and packaging charge, how to make it</text:p>
      <text:p text:style-name="P36"/>
      <text:p text:style-name="P7">Pricing MS API’s</text:p>
      <text:p text:style-name="P39"/>
      <text:p text:style-name="P39">GET /v1/price/{food<text:span text:style-name="T36">P</text:span>rice<text:span text:style-name="T36">I</text:span>d}</text:p>
      <text:p text:style-name="P39">GET /v1/price/query?catalogId=ABC – <text:span text:style-name="T25">returns unit price, used by Cart MS</text:span></text:p>
      <text:p text:style-name="P43"/>
      <text:p text:style-name="P43"><text:span text:style-name="T23">GET /v1/price/</text:span><text:span text:style-name="T24">quote</text:span><text:span text:style-name="T23">?</text:span>catalogId=ABC – <text:span text:style-name="T21">returns price, </text:span><text:span text:style-name="T27">unit_price,</text:span><text:span text:style-name="T21"> taxes, discounts applied, </text:span><text:span text:style-name="T25">used by Billing MS</text:span></text:p>
      <text:p text:style-name="P43"><text:soft-page-break/></text:p>
      <text:p text:style-name="P39">POST /v1/price</text:p>
      <text:p text:style-name="P39">payload – {catalog<text:span text:style-name="T36">I</text:span>tem<text:span text:style-name="T36">I</text:span>d, unit<text:span text:style-name="T36">P</text:span>rice}</text:p>
      <text:p text:style-name="P39">201</text:p>
      <text:p text:style-name="P39">PUT /v1/price/{food<text:span text:style-name="T36">P</text:span>rice<text:span text:style-name="T36">I</text:span>d}</text:p>
      <text:p text:style-name="P40"><text:span text:style-name="T16">DELETE</text:span> /v1/price/{food<text:span text:style-name="T36">P</text:span>rice<text:span text:style-name="T36">I</text:span>d}</text:p>
      <text:p text:style-name="P39"/>
      <text:p text:style-name="P45">I<text:span text:style-name="T41">n</text:span>ternal APIs</text:p>
      <text:p text:style-name="P39">GET /v1/discount/{<text:span text:style-name="T16">discountID</text:span>}</text:p>
      <text:p text:style-name="P40"><text:span text:style-name="T23">GET /v1/discount/query?</text:span>catalogId=ABC – <text:span text:style-name="T25">used by Cart MS</text:span></text:p>
      <text:p text:style-name="P41">PUT /v1/price/{<text:span text:style-name="T16">discountID</text:span>}</text:p>
      <text:p text:style-name="P39">POST /v1/discount</text:p>
      <text:p text:style-name="P39">payload – {catalog<text:span text:style-name="T36">I</text:span>tem<text:span text:style-name="T36">I</text:span>d, discount<text:span text:style-name="T36">T</text:span>ype, validity<text:span text:style-name="T36">S</text:span>tart, validity<text:span text:style-name="T36">E</text:span>nd, discount<text:span text:style-name="T36">V</text:span>alue}</text:p>
      <text:p text:style-name="P39">201</text:p>
      <text:p text:style-name="P40"><text:span text:style-name="T16">DELETE</text:span> /v1/discount/{<text:span text:style-name="T16">discountID</text:span>}</text:p>
      <text:p text:style-name="P40"/>
      <text:p text:style-name="P45">I<text:span text:style-name="T41">n</text:span>ternal APIs</text:p>
      <text:p text:style-name="P41">GET /v1/<text:span text:style-name="T19">tax</text:span>/{<text:span text:style-name="T19">taxID</text:span>}</text:p>
      <text:p text:style-name="P8">GET /v1/<text:span text:style-name="T19">tax</text:span><text:span text:style-name="T27">es</text:span></text:p>
      <text:p text:style-name="P78">GET /v1/<text:span text:style-name="T19">tax</text:span>/query?<text:span text:style-name="T19">taxType</text:span>=ABC</text:p>
      <text:p text:style-name="P41">POST /v1/<text:span text:style-name="T19">tax</text:span></text:p>
      <text:p text:style-name="P41">payload – {<text:span text:style-name="T19">tax_type, percentage</text:span>}</text:p>
      <text:p text:style-name="P41">201</text:p>
      <text:p text:style-name="P41">PUT /v1/<text:span text:style-name="T19">tax</text:span>/{<text:span text:style-name="T19">taxID</text:span>}</text:p>
      <text:p text:style-name="P41"><text:span text:style-name="T16">DELETE</text:span> /v1/discount/{<text:span text:style-name="T16">discountID</text:span>}</text:p>
      <text:p text:style-name="P41"/>
      <text:p text:style-name="P45">Iternal APIs</text:p>
      <text:p text:style-name="P42">GET /v1/<text:span text:style-name="T20">duty</text:span>/{<text:span text:style-name="T20">duty</text:span><text:span text:style-name="T19">ID</text:span>}</text:p>
      <text:p text:style-name="P11">GET /v1/duties</text:p>
      <text:p text:style-name="P77">GET /v1/<text:span text:style-name="T20">duty</text:span>/<text:span text:style-name="T20">query</text:span>?charge<text:span text:style-name="T20">T</text:span>ype=ABC</text:p>
      <text:p text:style-name="P42">POST /v1/<text:span text:style-name="T20">duty</text:span></text:p>
      <text:p text:style-name="P44">payload – {<text:span text:style-name="T13">catalog</text:span><text:span text:style-name="T37">I</text:span><text:span text:style-name="T13">tem</text:span><text:span text:style-name="T37">I</text:span><text:span text:style-name="T13">d, </text:span>charge<text:span text:style-name="T37">T</text:span>ype<text:span text:style-name="T19">, duty</text:span><text:span text:style-name="T37">T</text:span><text:span text:style-name="T19">ype, duty</text:span><text:span text:style-name="T37">V</text:span><text:span text:style-name="T19">alue, </text:span><text:span text:style-name="T20">unit</text:span>}</text:p>
      <text:p text:style-name="P42">201</text:p>
      <text:p text:style-name="P42">PUT /v1/<text:span text:style-name="T20">duty</text:span>/{<text:span text:style-name="T20">duty</text:span><text:span text:style-name="T19">ID</text:span>}</text:p>
      <text:p text:style-name="P42"><text:span text:style-name="T16">DELETE</text:span> /v1/<text:span text:style-name="T20">duty</text:span>/{<text:span text:style-name="T20">duty</text:span><text:span text:style-name="T19">ID</text:span>}</text:p>
      <text:p text:style-name="P42"/>
      <text:p text:style-name="P58">Mostly transactional data, with aggregation queries and joins, SQL variant should be chosen.</text:p>
      <text:p text:style-name="P58"/>
      <text:p text:style-name="P9">Cart MS Tables</text:p>
      <text:p text:style-name="P46">Cart</text:p>
      <text:p text:style-name="P46">cart_id, user_id, restaurant_name, dish_name, quantity</text:p>
      <text:p text:style-name="P46"/>
      <text:p text:style-name="P9">Cart MS API’s</text:p>
      <text:p text:style-name="P46">GET /v1/cart/{user<text:span text:style-name="T38">I</text:span>d} – multiple user carts</text:p>
      <text:p text:style-name="P46"/>
      <text:p text:style-name="P46">GET /v1/cart/{cart<text:span text:style-name="T38">I</text:span>d}</text:p>
      <text:p text:style-name="P46"/>
      <text:p text:style-name="P46"><text:span text:style-name="T26">POST</text:span> /v1/cart</text:p>
      <text:p text:style-name="P46">payload – {user<text:span text:style-name="T38">I</text:span>d, restaurant<text:span text:style-name="T38">N</text:span>ame, dish<text:span text:style-name="T38">N</text:span>ame, quantity}</text:p>
      <text:p text:style-name="P46">20<text:span text:style-name="T26">0</text:span></text:p>
      <text:p text:style-name="P47">DELETE /v1/cart/{cartId}</text:p>
      <text:p text:style-name="P47"/>
      <text:p text:style-name="P47"><text:soft-page-break/></text:p>
      <text:p text:style-name="P10">Billing MS <text:span text:style-name="T27">Tables</text:span></text:p>
      <text:p text:style-name="P10"/>
      <text:p text:style-name="P47">InvoiceDetails</text:p>
      <text:p text:style-name="P47">invoice_item_id, invoice_id, restaurant_name, dish_name, unit_price, quantity, discount_total, line_total</text:p>
      <text:p text:style-name="P47"/>
      <text:p text:style-name="P47">InvoiceTaxDetails</text:p>
      <text:p text:style-name="P47">invoice_tax_id, invoice_id, tax_type, tax_total</text:p>
      <text:p text:style-name="P47"/>
      <text:p text:style-name="P47">InvoiceDutyDetails</text:p>
      <text:p text:style-name="P47">invoice_duty_id, invoice_id, duty_type<text:span text:style-name="T50">(commision/packaing)</text:span>, duty_total, <text:span text:style-name="T51">unit</text:span></text:p>
      <text:p text:style-name="P46"/>
      <text:p text:style-name="P46">Invoice</text:p>
      <text:p text:style-name="P46">invoice_id, <text:span text:style-name="T28">customer</text:span>_id, invoice_date, delivery_details_id, total_amount, unit</text:p>
      <text:p text:style-name="P46"/>
      <text:p text:style-name="P46">DeliveryDetails</text:p>
      <text:p text:style-name="P46">delivery_details_id, address_id, customer_name, customer_contact</text:p>
      <text:p text:style-name="P46"/>
      <text:p text:style-name="P48">GET /v1/invoice/{invoiceId}</text:p>
      <text:p text:style-name="P48">GET /v1/invoice/{invoiceId}/details</text:p>
      <text:p text:style-name="P48">GET /v1/invoice/{invoiceId}/tax</text:p>
      <text:p text:style-name="P48">GET /v1/invoice/{invoiceId}/duties</text:p>
      <text:p text:style-name="P48">GET /v1/invoice/{invoiceId}/deliveryDetails</text:p>
      <text:p text:style-name="P48"/>
      <text:p text:style-name="P49">POST /v1/invoice</text:p>
      <text:p text:style-name="P49">payload-{customerId, customerName, customerContact, invoiceDate, restaurantName, dishName, unitPrice, quantity, discountTotal, totalAmount, unit, streetName, addressLine1, addressLine2, city, postalCode, countryCode,</text:p>
      <text:p text:style-name="P49">taxes=[{taxType, taxTotal}],</text:p>
      <text:p text:style-name="P49">duties=[{dutyType, dutyTotal]</text:p>
      <text:p text:style-name="P49">}</text:p>
      <text:p text:style-name="P50">201 – invoiceID</text:p>
      <text:p text:style-name="P50"/>
      <text:p text:style-name="P57">Mostly transactional data, with aggregation queries and joins, SQL variant should be chosen.</text:p>
      <text:p text:style-name="P50"/>
      <text:p text:style-name="P50"/>
      <text:p text:style-name="P12">Order MS <text:span text:style-name="T30">Tables</text:span></text:p>
      <text:p text:style-name="P50"/>
      <text:p text:style-name="P50">Order</text:p>
      <text:p text:style-name="P50">order_id, <text:span text:style-name="T31">user_id, </text:span>cart_id, order_status, payment_method, order_date_time, order_total, unit, <text:span text:style-name="T32">cancellation_status</text:span></text:p>
      <text:p text:style-name="P50"><text:tab/><text:tab/><text:tab/><text:tab/><text:tab/><text:tab/><text:tab/><text:tab/><text:tab/><text:tab/></text:p>
      <text:p text:style-name="P52">order_status- <text:span text:style-name="T29">Accepted/Declined</text:span><text:span text:style-name="T32">ByUser</text:span><text:span text:style-name="T29">/FoodPrepared/FoodPackaged/DeliveryPicked/Delivered/NotDelivered/</text:span><text:span text:style-name="T32">DeclinedByResturant</text:span></text:p>
      <text:p text:style-name="P52">payment_method – <text:span text:style-name="T29">Card/Wallet/NetBanking</text:span></text:p>
      <text:p text:style-name="P55">cancellation_status - paymentRevertStated/paymentRevertInProgress/paymentRevertDone</text:p>
      <text:p text:style-name="P52"/>
      <text:p text:style-name="P13">Order MS API’s</text:p>
      <text:p text:style-name="P13"/>
      <text:p text:style-name="P53">GET /v1/order/{orderId}</text:p>
      <text:p text:style-name="P53">GET /v1/order/{orderId}/status</text:p>
      <text:p text:style-name="P54"><text:soft-page-break/>GET /v1/order/{orderId}/<text:span text:style-name="T33">cancellationS</text:span>tatus</text:p>
      <text:p text:style-name="P56">PATCH /v1/order<text:span text:style-name="T31">/{orderId}/status</text:span></text:p>
      <text:p text:style-name="P56">PATCH /v1/order<text:span text:style-name="T31">/{orderId}/</text:span><text:span text:style-name="T33">cancellationS</text:span><text:span text:style-name="T31">tatus</text:span></text:p>
      <text:p text:style-name="P53">G<text:span text:style-name="T32">ET</text:span> /v1/ordersByUser?userId=userID</text:p>
      <text:p text:style-name="P53"/>
      <text:p text:style-name="P55">POST /v1/order</text:p>
      <text:p text:style-name="P55">payload-{userId, cartId, orderStatus, paymentMethod, orderDateTime, orderTotal, unit}</text:p>
      <text:p text:style-name="P55"/>
      <text:p text:style-name="P60"/>
      <text:p text:style-name="P60">Order MS calls payment gateway with API key and payload. <text:span text:style-name="T47">Get the status of the payment and send events accordingly.</text:span></text:p>
      <text:p text:style-name="P59"/>
      <text:p text:style-name="P59">FoodieApp and Location MS can be connected with websocket</text:p>
      <text:p text:style-name="P59"/>
      <text:p text:style-name="P59"/>
      <text:p text:style-name="P82">Interview Questions</text:p>
      <text:p text:style-name="P82">How to ensure the large number of queries going to billing are handled ? How is volume of data managed in billing ?</text:p>
      <text:p text:style-name="P82">Ans – splitting online/offline data, once order is processed moving it to archival (still if user wish to see old purchases there will be large volume in archive table making it slow). </text:p>
      <text:p text:style-name="P87">EOD jobs will move data to archieval tables.</text:p>
      <text:p text:style-name="P82">Allow user to view only past month purchases/limit old transactions for user.</text:p>
      <text:p text:style-name="P82">Moving the past orders to Hadoop + Hive + spark to query.</text:p>
      <text:p text:style-name="P82"/>
      <text:p text:style-name="P82">What optimizations you see can be made in the system ?</text:p>
      <text:p text:style-name="P82">We can have multiple instances of billing running for scalability. <text:s/>The rate limiter + circuit breaker for third party payment provider.</text:p>
      <text:p text:style-name="P82"/>
      <text:p text:style-name="P82">Can we club the Catalog + Pricing ? User always need to see the unit_price for the menu ?</text:p>
      <text:p text:style-name="P82">Where do you store menu ? How restaurant menu is configured ? (I created menu class during the interview it was not there earlier)</text:p>
      <text:p text:style-name="P82">We can club FoodPrice table into the Billing?</text:p>
      <text:p text:style-name="P82"/>
      <text:p text:style-name="P82">Mayur – But adding pricing logic in catalog including subdomains like taxation, duties will make it monolithic right ?</text:p>
      <text:p text:style-name="P82">Ans – we can club only food price into the catalog, taxation and duties will go to billing MS.</text:p>
      <text:p text:style-name="P82"/>
      <text:p text:style-name="P82">Why do you have separate MS for Search in Catalog and Restaurant ?</text:p>
      <text:p text:style-name="P82">Ans - It can be a subcomponent of the Catalog/Restaurant domain, perhaps can be implemented with modular monolith approach ?</text:p>
      <text:p text:style-name="P83"/>
      <text:p text:style-name="P83">Which are sync calls and which are async ?</text:p>
      <text:p text:style-name="P83">The elastic connectors, the calls to event store are async, the call to payment engine is sync and other calls in the system are sync calls. The Location MS to app can be webhook/websocket.</text:p>
      <text:p text:style-name="P83"/>
      <text:p text:style-name="P83">Which pub/sub tech you will choose ?</text:p>
      <text:p text:style-name="P83">Right now i do not see specific requirement around message routing and there could be services interested in listening multiple domain events hence mostly kafka.</text:p>
      <text:p text:style-name="P83">The AMQP will have dependency on broker.</text:p>
      <text:p text:style-name="P83"/>
      <text:p text:style-name="P83">How will you scale the order MS as it will have a high traffic ?</text:p>
      <text:p text:style-name="P84"><text:soft-page-break/>The total number of restaurants will be small compared to the orders. (Ans – My assumption was each city will have multiple restaurants and queries will be high for restaurant and dishes)</text:p>
      <text:p text:style-name="P84">The order MS can be scaled but the main issue is with DB. All writes will go to primary server. <text:span text:style-name="T55">One solution is to have indices on non-textual columns.</text:span> Having multi-master will add complexity to the details.</text:p>
      <text:p text:style-name="P85">(Need to see write scaling SQL implementation)</text:p>
      <text:p text:style-name="P86">ALB + Aurora autoscaling could be the answer here.</text:p>
      <text:p text:style-name="P84"/>
      <text:p text:style-name="P59"/>
      <text:p text:style-name="P59"/>
      <text:p text:style-name="P59"/>
      <text:p text:style-name="P59"><text:span text:style-name="T23">YummyFoods App Design</text:span><text:line-break/><text:line-break/><text:line-break/>The design of the YummyFoods app consists of a mobile app which a foodie and a restaurant can use.<text:line-break/>Foodie can be a registered user or unregistered user browsing the app. A registered user can update her profile details including name, address, phone number, pin code and wallet details etc.<text:line-break/><text:line-break/>A restaurant can register with the app, once verification is done by the app customer service the restaurant can accept orders. A restaurant can also update the profile details providing logo, name, address, contact details and wallet details after registering with the third party payment provider.<text:line-break/><text:line-break/><text:line-break/>Registration and Login<text:line-break/>Whenever a request comes from the user / restarant it will be directed to the Load Balancer, a CDN sitting before the LB can provide static content. LB will redirect the unauthorized users for authentication using the CIM providers, which will allow users to sign in using SSO credentials for Identity Providers like Facebook, Google etc.<text:line-break/><text:line-break/>Load balancer will also check for TLS/SSL certificates and will forward the request to application services. The client to LB traffic will be encrypted and LB to app will be plain.<text:line-break/><text:line-break/><text:line-break/>Restaurant MS will keep a cache in order to hold the logo and popular dish / cuisine data. As profile data is a mix of images, videos(optionally) and structured information we will prefer NoSql document store to hold this information.<text:line-break/><text:line-break/>User profile can be kept at any SQL database supporting binary data (for images)<text:line-break/><text:line-break/>The inventory MS will hold the restaurant ID and the dish/cuisine availability information.<text:line-break/>Catalog MS is split into two parts wherein we will keep the catalog information in a database like PostGresSql which can keep the structured + unstructured information. The Catalog Search MS will connect with the SQL DB of catalog MS, and will pull the information into ElasticSearch via connectors. The CatalogSearch will enable the text search queries for dish/cuisine. We can keep a distributed cache for most searched cuisine by zones.<text:line-break/><text:line-break/>Here distributed cache can be spread across regions.(A cuisine is region specific hence it will be a good idea to shard the cache by specific cuisine ID)<text:line-break/><text:line-break/>Pricing MS will keep the restaurant specific dish price information, restaurant specific discount and commission information.<text:line-break/><text:soft-page-break/>Commissions can be different for each restaurant based on the negotiation between the restaurant and YummyFoods.<text:line-break/>The Pricing MS will also hold the tax information.<text:line-break/><text:line-break/>Cart MS will keep customer specific cart data. Multiple carts can be created by customers while ordering food from different restaurants. The user will add dishes to the cart, Cart MS will show the estimated price information to the user by pulling the estimates from Pricing MS.<text:line-break/><text:line-break/>The customer then places the order by paying for the order. We need to have an adopter MS to call the third party payment provider. The payment provider will send notifications to the Notification MS which will put it into the pub /sub topic.<text:line-break/>Once an order is created the billing MS will create the invoice for the customer and the restaurant. A restaurant might reject the order after confirmation with inventory MS, in this case the payment will be reverted and the corresponding notifications will be sent by payment provider MS to the Notification MS, and order MS will also send the order updates to notification MS.<text:line-break/><text:line-break/>The mobile apps will load notifications from the Notification MS and will display them to users.<text:line-break/><text:line-break/>After the restaurant accepts the order and marks it Ready to deliver, the third party delivery provider will pick the order. They might have their own delivery partner allocation algorithm which will allocate the partner based on proximity, number of deliveries done in a day, delivery time etc. Once the delivery partner picks the order, she will enable the location service on her app which will keep updating the location information async at periodic intervals to Location MS. Location MS can make use of any geospatial DB to check the distance between delivery partner and customer and estimate the time to delivery.<text:line-break/><text:line-break/>The customer app will subscribe to the location of MS ev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03:27:19.986373564</meta:creation-date>
    <dc:date>2024-09-06T12:39:42.595676987</dc:date>
    <meta:editing-duration>PT6H23M32S</meta:editing-duration>
    <meta:editing-cycles>82</meta:editing-cycles>
    <meta:generator>LibreOffice/24.2.5.2$MacOSX_X86_64 LibreOffice_project/bffef4ea93e59bebbeaf7f431bb02b1a39ee8a59</meta:generator>
    <meta:document-statistic meta:table-count="0" meta:image-count="0" meta:object-count="0" meta:page-count="11" meta:paragraph-count="256" meta:word-count="2667" meta:character-count="19068" meta:non-whitespace-character-count="16552"/>
  </office:meta>
</office:document-meta>
</file>